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Karumbi" svg:font-family="Karumb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8pt" fo:font-weight="bold" officeooo:rsid="001b5d3b" officeooo:paragraph-rsid="001b5d3b"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12pt" officeooo:rsid="001b5d3b" officeooo:paragraph-rsid="001b5d3b" style:font-size-asian="10.5pt" style:font-size-complex="12pt"/>
    </style:style>
    <style:style style:name="P3" style:family="paragraph" style:parent-style-name="Standard">
      <style:paragraph-properties fo:text-align="start" style:justify-single-word="false"/>
      <style:text-properties style:font-name="Times New Roman" fo:font-size="12pt" officeooo:rsid="001b5d3b" officeooo:paragraph-rsid="001be9f0" style:font-size-asian="12pt" style:font-size-complex="12pt"/>
    </style:style>
    <style:style style:name="P4" style:family="paragraph" style:parent-style-name="Standard">
      <style:paragraph-properties fo:line-height="100%" fo:text-align="start" style:justify-single-word="false"/>
      <style:text-properties style:font-name="Times New Roman" fo:font-size="12pt" officeooo:rsid="001b5d3b" officeooo:paragraph-rsid="001b5d3b" style:font-size-asian="12pt" style:font-size-complex="12pt"/>
    </style:style>
    <style:style style:name="P5" style:family="paragraph" style:parent-style-name="Standard">
      <style:paragraph-properties fo:text-align="start" style:justify-single-word="false"/>
      <style:text-properties style:font-name="Times New Roman" fo:font-size="12pt" officeooo:rsid="001be9f0" officeooo:paragraph-rsid="001be9f0" style:font-size-asian="12pt" style:font-size-complex="12pt"/>
    </style:style>
    <style:style style:name="P6" style:family="paragraph" style:parent-style-name="Standard">
      <style:paragraph-properties fo:text-align="start" style:justify-single-word="false"/>
      <style:text-properties style:font-name="Times New Roman" fo:font-size="12pt" fo:font-weight="bold" officeooo:rsid="001b5d3b" officeooo:paragraph-rsid="001b5d3b"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font-weight="bold" officeooo:rsid="00213586" officeooo:paragraph-rsid="00213586"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2pt" fo:font-weight="normal" officeooo:rsid="00213586" officeooo:paragraph-rsid="00213586" style:font-size-asian="12pt" style:font-weight-asian="normal" style:font-size-complex="12pt" style:font-weight-complex="normal"/>
    </style:style>
    <style:style style:name="P9" style:family="paragraph" style:parent-style-name="Standard">
      <style:paragraph-properties fo:text-align="end" style:justify-single-word="false"/>
      <style:text-properties style:font-name="Times New Roman" fo:font-size="12pt" fo:font-weight="normal" officeooo:rsid="0024f57c" officeooo:paragraph-rsid="0024f57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24f57c" officeooo:paragraph-rsid="0024f57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267bec" officeooo:paragraph-rsid="00267be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4pt" officeooo:rsid="001b5d3b" officeooo:paragraph-rsid="001be9f0" style:font-size-asian="14pt" style:font-size-complex="14pt"/>
    </style:style>
    <style:style style:name="P13" style:family="paragraph" style:parent-style-name="Standard">
      <style:paragraph-properties fo:text-align="start" style:justify-single-word="false"/>
      <style:text-properties style:font-name="Times New Roman" fo:font-size="14pt" officeooo:rsid="001b5d3b" officeooo:paragraph-rsid="001b5d3b" style:font-size-asian="14pt" style:font-size-complex="14pt"/>
    </style:style>
    <style:style style:name="P14" style:family="paragraph" style:parent-style-name="Standard">
      <style:paragraph-properties fo:text-align="start" style:justify-single-word="false"/>
      <style:text-properties style:font-name="Times New Roman" fo:font-size="14pt" officeooo:rsid="001be9f0" officeooo:paragraph-rsid="001be9f0" style:font-size-asian="14pt" style:font-size-complex="14pt"/>
    </style:style>
    <style:style style:name="P15" style:family="paragraph" style:parent-style-name="Standard">
      <style:paragraph-properties fo:text-align="start" style:justify-single-word="false"/>
      <style:text-properties style:font-name="Times New Roman" fo:font-size="14pt" officeooo:rsid="00213586" officeooo:paragraph-rsid="00213586" style:font-size-asian="14pt" style:font-size-complex="14pt"/>
    </style:style>
    <style:style style:name="P16" style:family="paragraph" style:parent-style-name="Standard">
      <style:paragraph-properties fo:text-align="end" style:justify-single-word="false"/>
      <style:text-properties style:font-name="Times New Roman" fo:font-size="14pt" fo:font-weight="bold" officeooo:rsid="0024f57c" officeooo:paragraph-rsid="0024f57c"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 fo:font-size="14pt" fo:font-weight="bold" officeooo:rsid="0024f57c" officeooo:paragraph-rsid="0024f57c"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Karumbi" fo:font-size="24pt" fo:font-weight="normal" officeooo:rsid="00267bec" officeooo:paragraph-rsid="00267bec" style:font-size-asian="24pt" style:font-weight-asian="normal" style:font-size-complex="24pt" style:font-weight-complex="normal"/>
    </style:style>
    <style:style style:name="P19" style:family="paragraph" style:parent-style-name="Standard">
      <style:paragraph-properties fo:margin-top="0.0398in" fo:margin-bottom="0.0398in" loext:contextual-spacing="false" fo:line-height="100%" fo:text-align="start" style:justify-single-word="false"/>
      <style:text-properties style:font-name="Times New Roman" fo:font-size="13pt" fo:font-weight="bold" officeooo:rsid="001be9f0" officeooo:paragraph-rsid="001be9f0" style:font-size-asian="13pt" style:font-weight-asian="bold" style:font-size-complex="13pt" style:font-weight-complex="bold"/>
    </style:style>
    <style:style style:name="P20" style:family="paragraph" style:parent-style-name="Standard">
      <style:paragraph-properties fo:margin-top="0in" fo:margin-bottom="0in" loext:contextual-spacing="false" fo:line-height="100%" fo:text-align="start" style:justify-single-word="false"/>
      <style:text-properties style:font-name="Times New Roman" fo:font-size="12pt" officeooo:rsid="001b5d3b" officeooo:paragraph-rsid="001b5d3b" style:font-size-asian="12pt" style:font-size-complex="12pt"/>
    </style:style>
    <style:style style:name="P21" style:family="paragraph" style:parent-style-name="Standard">
      <style:paragraph-properties fo:margin-top="0in" fo:margin-bottom="0in" loext:contextual-spacing="false" fo:line-height="100%" fo:text-align="start" style:justify-single-word="false"/>
      <style:text-properties style:font-name="Times New Roman" fo:font-size="12pt" fo:font-weight="bold" officeooo:rsid="001be9f0" officeooo:paragraph-rsid="001be9f0" style:font-size-asian="12pt" style:font-weight-asian="bold" style:font-size-complex="12pt" style:font-weight-complex="bold"/>
    </style:style>
    <style:style style:name="P22" style:family="paragraph" style:parent-style-name="Standard">
      <style:paragraph-properties fo:margin-top="0in" fo:margin-bottom="0in" loext:contextual-spacing="false" fo:line-height="100%" fo:text-align="start" style:justify-single-word="false"/>
      <style:text-properties style:font-name="Times New Roman" fo:font-size="12pt" fo:font-weight="bold" officeooo:rsid="001d962c" officeooo:paragraph-rsid="001d962c" style:font-size-asian="12pt" style:font-weight-asian="bold" style:font-size-complex="12pt" style:font-weight-complex="bold"/>
    </style:style>
    <style:style style:name="P23"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officeooo:rsid="001d962c" officeooo:paragraph-rsid="001d962c" style:font-size-asian="12pt" style:font-weight-asian="bold" style:font-size-complex="12pt" style:font-weight-complex="bold"/>
    </style:style>
    <style:style style:name="P24" style:family="paragraph" style:parent-style-name="Standard">
      <style:paragraph-properties fo:margin-top="0in" fo:margin-bottom="0in" loext:contextual-spacing="false" fo:line-height="100%" fo:text-align="start" style:justify-single-word="false"/>
      <style:text-properties style:font-name="Times New Roman" fo:font-size="12pt" fo:font-weight="bold" officeooo:rsid="001e94d5" officeooo:paragraph-rsid="001e94d5" style:font-size-asian="12pt" style:font-weight-asian="bold" style:font-size-complex="12pt" style:font-weight-complex="bold"/>
    </style:style>
    <style:style style:name="P25" style:family="paragraph" style:parent-style-name="Standard">
      <style:paragraph-properties fo:margin-top="0in" fo:margin-bottom="0in" loext:contextual-spacing="false" fo:line-height="100%" fo:text-align="start" style:justify-single-word="false"/>
      <style:text-properties style:font-name="Times New Roman" fo:font-size="12pt" fo:font-weight="bold" officeooo:rsid="001fa551" officeooo:paragraph-rsid="001fa551" style:font-size-asian="12pt" style:font-weight-asian="bold" style:font-size-complex="12pt" style:font-weight-complex="bold"/>
    </style:style>
    <style:style style:name="P26" style:family="paragraph" style:parent-style-name="Standard">
      <style:paragraph-properties fo:margin-top="0in" fo:margin-bottom="0in" loext:contextual-spacing="false" fo:line-height="100%" fo:text-align="start" style:justify-single-word="false"/>
      <style:text-properties style:font-name="Times New Roman" fo:font-size="12pt" fo:font-weight="normal" officeooo:rsid="001d962c" officeooo:paragraph-rsid="001d962c" style:font-size-asian="12pt" style:font-weight-asian="normal" style:font-size-complex="12pt" style:font-weight-complex="normal"/>
    </style:style>
    <style:style style:name="P27" style:family="paragraph" style:parent-style-name="Standard">
      <style:paragraph-properties fo:margin-top="0in" fo:margin-bottom="0in" loext:contextual-spacing="false" fo:line-height="100%" fo:text-align="start" style:justify-single-word="false"/>
      <style:text-properties style:font-name="Times New Roman" fo:font-size="12pt" fo:font-weight="normal" officeooo:rsid="001fa551" officeooo:paragraph-rsid="001e94d5"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Times New Roman" fo:font-size="12pt" officeooo:rsid="001fa551" officeooo:paragraph-rsid="001fa551" style:font-size-asian="12pt" style:font-size-complex="12pt"/>
    </style:style>
    <style:style style:name="P29" style:family="paragraph" style:parent-style-name="Table_20_Contents">
      <style:paragraph-properties fo:text-align="center" style:justify-single-word="false"/>
      <style:text-properties style:font-name="Times New Roman" fo:font-size="12pt" officeooo:rsid="0024ba4c" officeooo:paragraph-rsid="0024ba4c" style:font-size-asian="12pt" style:font-size-complex="12pt"/>
    </style:style>
    <style:style style:name="P30" style:family="paragraph" style:parent-style-name="Table_20_Contents">
      <style:paragraph-properties fo:text-align="center" style:justify-single-word="false"/>
      <style:text-properties style:font-name="Times New Roman" fo:font-size="12pt" fo:font-weight="bold" officeooo:rsid="001e94d5" officeooo:paragraph-rsid="001e94d5"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font-name="Times New Roman" fo:font-size="12pt" fo:font-weight="normal" officeooo:rsid="0024ba4c" officeooo:paragraph-rsid="0024ba4c" style:font-size-asian="12pt" style:font-weight-asian="normal" style:font-size-complex="12pt" style:font-weight-complex="normal"/>
    </style:style>
    <style:style style:name="P32" style:family="paragraph" style:parent-style-name="Standard">
      <style:paragraph-properties fo:text-align="center" style:justify-single-word="false" fo:break-before="page"/>
      <style:text-properties style:font-name="Times New Roman" fo:font-size="18pt" fo:font-weight="bold" officeooo:rsid="001b5d3b" officeooo:paragraph-rsid="001b5d3b" style:font-size-asian="18pt" style:font-weight-asian="bold" style:font-size-complex="18pt" style:font-weight-complex="bold"/>
    </style:style>
    <style:style style:name="P33" style:family="paragraph" style:parent-style-name="Standard">
      <style:paragraph-properties fo:text-align="start" style:justify-single-word="false"/>
      <style:text-properties style:font-name="Times New Roman" fo:font-size="12pt" fo:font-weight="normal" officeooo:rsid="00213586" officeooo:paragraph-rsid="00213586" style:font-size-asian="12pt" style:font-weight-asian="normal" style:font-size-complex="12pt" style:font-weight-complex="normal"/>
    </style:style>
    <style:style style:name="P34" style:family="paragraph" style:parent-style-name="Standard" style:list-style-name="L1">
      <style:paragraph-properties fo:margin-top="0in" fo:margin-bottom="0in" loext:contextual-spacing="false" fo:line-height="100%" fo:text-align="start" style:justify-single-word="false"/>
      <style:text-properties style:font-name="Times New Roman" fo:font-size="12pt" fo:font-weight="normal" officeooo:rsid="001c61c6" officeooo:paragraph-rsid="001c61c6" style:font-size-asian="12pt" style:font-weight-asian="normal" style:font-size-complex="12pt" style:font-weight-complex="normal"/>
    </style:style>
    <style:style style:name="P35" style:family="paragraph" style:parent-style-name="Standard" style:list-style-name="L1">
      <style:paragraph-properties fo:margin-top="0in" fo:margin-bottom="0in" loext:contextual-spacing="false" fo:line-height="100%" fo:text-align="start" style:justify-single-word="false"/>
      <style:text-properties style:font-name="Times New Roman" fo:font-size="12pt" fo:font-weight="normal" officeooo:rsid="001d962c" officeooo:paragraph-rsid="001d962c" style:font-size-asian="12pt" style:font-weight-asian="normal" style:font-size-complex="12pt" style:font-weight-complex="normal"/>
    </style:style>
    <style:style style:name="P3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officeooo:rsid="00218226" style:font-size-asian="14pt" style:font-size-complex="14pt"/>
    </style:style>
    <style:style style:name="T3" style:family="text">
      <style:text-properties officeooo:rsid="001d962c"/>
    </style:style>
    <style:style style:name="T4" style:family="text">
      <style:text-properties fo:font-weight="normal" style:font-weight-asian="normal" style:font-weight-complex="normal"/>
    </style:style>
    <style:style style:name="T5" style:family="text">
      <style:text-properties fo:font-weight="normal" officeooo:rsid="001fa551" style:font-weight-asian="normal" style:font-weight-complex="normal"/>
    </style:style>
    <style:style style:name="T6" style:family="text">
      <style:text-properties fo:font-weight="normal" officeooo:rsid="00218226" style:font-weight-asian="normal" style:font-weight-complex="normal"/>
    </style:style>
    <style:style style:name="T7" style:family="text">
      <style:text-properties fo:font-weight="normal" officeooo:rsid="00234ef8" style:font-weight-asian="normal" style:font-weight-complex="normal"/>
    </style:style>
    <style:style style:name="T8" style:family="text">
      <style:text-properties fo:font-weight="normal" officeooo:rsid="0024ba4c" style:font-weight-asian="normal" style:font-weight-complex="normal"/>
    </style:style>
    <style:style style:name="T9" style:family="text">
      <style:text-properties style:text-position="super 58%"/>
    </style:style>
    <style:style style:name="T10" style:family="text">
      <style:text-properties style:text-position="super 58%" fo:font-size="12pt" fo:font-weight="normal" style:font-size-asian="12pt" style:font-weight-asian="normal" style:font-size-complex="12pt" style:font-weight-complex="normal"/>
    </style:style>
    <style:style style:name="T11" style:family="text">
      <style:text-properties officeooo:rsid="0024f57c"/>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weight="bold" style:font-weight-asian="bold" style:font-weight-complex="bold"/>
    </style:style>
    <style:style style:name="T14" style:family="text">
      <style:text-properties fo:font-weight="bold" officeooo:rsid="00270d2c" style:font-weight-asian="bold" style:font-weight-complex="bold"/>
    </style:style>
    <style:style style:name="T15" style:family="text">
      <style:text-properties officeooo:rsid="00270d2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r. TEP VEASNA <text:s text:c="3"/></text:p>
      <text:p text:style-name="P16"><text:span text:style-name="T12">2</text:span><text:span text:style-name="T10">nd</text:span><text:span text:style-name="T12"> Bridge Prek Leap, <text:s text:c="6"/></text:span></text:p>
      <text:p text:style-name="P9">National Road Number 6,</text:p>
      <text:p text:style-name="P9">Phnom Penh. <text:s text:c="19"/></text:p>
      <text:p text:style-name="P9">Tel: 098843315 <text:s text:c="15"/></text:p>
      <text:p text:style-name="P16"/>
      <text:p text:style-name="P17"/>
      <text:p text:style-name="P17">Dear Sir/Madam</text:p>
      <text:p text:style-name="P17"/>
      <text:p text:style-name="P10">I am writing in response to your looking for <text:span text:style-name="T13">Web Developer.</text:span></text:p>
      <text:p text:style-name="P10"/>
      <text:p text:style-name="P10">It appears that my professional qualification and career interest very much in line with your</text:p>
      <text:p text:style-name="P10">requirement. I am now writing to apply this position. I think it is strongly compatible with my</text:p>
      <text:p text:style-name="P10">skill and experiences.</text:p>
      <text:p text:style-name="P17"/>
      <text:p text:style-name="P10">As you will see from the enclosed CV, I’m majoring Computer Science at National Institute of Posts, Telecoms &amp; ICT (NIPTICT).</text:p>
      <text:p text:style-name="P10"/>
      <text:p text:style-name="P11">I used to work on school project called NIPTICT Research on Web Development using Laravel, I’m also a former content writer on a technology news website called Cambonext Tech.</text:p>
      <text:p text:style-name="P11"/>
      <text:p text:style-name="P11">Although, I’ve completely successful with some courses souch as programming at Computer Academy STEP Cambodia and Internet of Things at ArrowDot known as Bootcamp called Power Up that was supported and funded by USAID.</text:p>
      <text:p text:style-name="P11"/>
      <text:p text:style-name="P11">I do hope that you will consider my submission with your favor. In advance thank you very</text:p>
      <text:p text:style-name="P11">much for your time and any consideration or support you will give me.</text:p>
      <text:p text:style-name="P11"/>
      <text:p text:style-name="P11">I am looking forward to hearing from you at your earliest convenience.</text:p>
      <text:p text:style-name="P11"/>
      <text:p text:style-name="P11"/>
      <text:p text:style-name="P11">Faithfully </text:p>
      <text:p text:style-name="P11"/>
      <text:p text:style-name="P18">veasna</text:p>
      <text:p text:style-name="P11"/>
      <text:p text:style-name="P11"/>
      <text:p text:style-name="P11">TEP VEASNA</text:p>
      <text:p text:style-name="P11"/>
      <text:p text:style-name="P11"/>
      <text:p text:style-name="P11"/>
      <text:p text:style-name="P11"/>
      <text:p text:style-name="P10"/>
      <text:p text:style-name="P10"/>
      <text:p text:style-name="P32">CURRICULUM VITAE</text:p>
      <text:p text:style-name="P1"/>
      <text:p text:style-name="P2"/>
      <text:p text:style-name="P6"><text:span text:style-name="T2">Mr. </text:span><text:span text:style-name="T1">TEP VEASNA</text:span></text:p>
      <text:p text:style-name="P3">2nd Bridge Prek Leap, </text:p>
      <text:p text:style-name="P3">National Road Number 6, </text:p>
      <text:p text:style-name="P3">Phnom Penh</text:p>
      <text:p text:style-name="P5">Mobile: 098843315</text:p>
      <text:p text:style-name="P12"><draw:line text:anchor-type="paragraph" draw:z-index="0" draw:name="Shape1" draw:style-name="gr1" draw:text-style-name="P36" svg:x1="0.0146in" svg:y1="0.1134in" svg:x2="6.9362in" svg:y2="0.1335in"><text:p/></draw:line></text:p>
      <text:p text:style-name="P14">Application for <text:span text:style-name="T11">Web Developer</text:span></text:p>
      <text:p text:style-name="P13"><draw:line text:anchor-type="paragraph" draw:z-index="1" draw:name="Shape1" draw:style-name="gr1" draw:text-style-name="P36" svg:x1="0.0043in" svg:y1="0.1346in" svg:x2="6.926in" svg:y2="0.1339in"><text:p/></draw:line></text:p>
      <text:p text:style-name="P19">PERSONAL DATA</text:p>
      <text:p text:style-name="P20"><text:tab/><text:span text:style-name="T3">Gender<text:tab/><text:tab/><text:tab/>: Male</text:span><text:line-break/><text:tab/>Date of <text:span text:style-name="T3">B</text:span>irth<text:tab/><text:tab/>: Sep 11, 1999</text:p>
      <text:p text:style-name="P20"><text:tab/><text:span text:style-name="T3">Place of Birth<text:tab/><text:tab/>: Kampot Province</text:span></text:p>
      <text:p text:style-name="P20"><text:tab/><text:span text:style-name="T3">Nationality<text:tab/><text:tab/>: Cambodian</text:span></text:p>
      <text:p text:style-name="P20"><text:tab/><text:span text:style-name="T3">Relationship Status<text:tab/>: Single</text:span></text:p>
      <text:p text:style-name="P4"/>
      <text:p text:style-name="P21">SKILLS AND CHARACTERS</text:p>
      <text:p text:style-name="P21"/>
      <text:list xml:id="list1256429807" text:style-name="L1">
        <text:list-item>
          <text:p text:style-name="P34"><text:span text:style-name="T3">Ability to be</text:span> a good listener in team work.</text:p>
        </text:list-item>
        <text:list-item>
          <text:p text:style-name="P34">Honest, critical thinking, creative, responsible.</text:p>
        </text:list-item>
        <text:list-item>
          <text:p text:style-name="P34">Love looking outside the box.</text:p>
        </text:list-item>
        <text:list-item>
          <text:p text:style-name="P34">Willing to work all night if necessary.</text:p>
        </text:list-item>
        <text:list-item>
          <text:p text:style-name="P35">Ability to learn new things quickly.</text:p>
        </text:list-item>
        <text:list-item>
          <text:p text:style-name="P35">Great at Researching.</text:p>
        </text:list-item>
        <text:list-item>
          <text:p text:style-name="P35">Ability to convert messed up problems to simple.</text:p>
        </text:list-item>
      </text:list>
      <text:p text:style-name="P26"/>
      <text:p text:style-name="P22">Working Experiences:</text:p>
      <text:p text:style-name="P23"/>
      <table:table table:name="Table1" table:style-name="Table1">
        <table:table-column table:style-name="Table1.A" table:number-columns-repeated="3"/>
        <table:table-row>
          <table:table-cell table:style-name="Table1.A1" office:value-type="string">
            <text:p text:style-name="P30">Date</text:p>
          </table:table-cell>
          <table:table-cell table:style-name="Table1.A1" office:value-type="string">
            <text:p text:style-name="P30">Organization Name</text:p>
          </table:table-cell>
          <table:table-cell table:style-name="Table1.C1" office:value-type="string">
            <text:p text:style-name="P30">Position</text:p>
          </table:table-cell>
        </table:table-row>
        <table:table-row>
          <table:table-cell table:style-name="Table1.A2" office:value-type="string">
            <text:p text:style-name="P28">June 11<text:span text:style-name="T9">th</text:span> to July 11th</text:p>
          </table:table-cell>
          <table:table-cell table:style-name="Table1.A2" office:value-type="string">
            <text:p text:style-name="P28">National Institute of Posts, Telecoms &amp; ICT</text:p>
          </table:table-cell>
          <table:table-cell table:style-name="Table1.C2" office:value-type="string">
            <text:p text:style-name="P28">Web Designer, Researcher, </text:p>
            <text:p text:style-name="P28">Document Checker</text:p>
          </table:table-cell>
        </table:table-row>
      </table:table>
      <text:p text:style-name="P23"/>
      <text:p text:style-name="P24">Responsibility:</text:p>
      <text:p text:style-name="P24"><text:tab/></text:p>
      <text:p text:style-name="P24"><text:tab/><text:span text:style-name="T5">Project Management of Web Design in Team Work.</text:span></text:p>
      <text:p text:style-name="P27"/>
      <table:table table:name="Table2" table:style-name="Table2">
        <table:table-column table:style-name="Table2.A" table:number-columns-repeated="3"/>
        <table:table-row>
          <table:table-cell table:style-name="Table2.A1" office:value-type="string">
            <text:p text:style-name="P31">Date</text:p>
          </table:table-cell>
          <table:table-cell table:style-name="Table2.A1" office:value-type="string">
            <text:p text:style-name="P31">Organization Name</text:p>
          </table:table-cell>
          <table:table-cell table:style-name="Table2.C1" office:value-type="string">
            <text:p text:style-name="P31">Position</text:p>
          </table:table-cell>
        </table:table-row>
        <table:table-row>
          <table:table-cell table:style-name="Table2.A2" office:value-type="string">
            <text:p text:style-name="P29">August to September 2018</text:p>
          </table:table-cell>
          <table:table-cell table:style-name="Table2.A2" office:value-type="string">
            <text:p text:style-name="P29">Cambonext Tech</text:p>
          </table:table-cell>
          <table:table-cell table:style-name="Table2.C2" office:value-type="string">
            <text:p text:style-name="P29">Content Writer, Translater</text:p>
          </table:table-cell>
        </table:table-row>
      </table:table>
      <text:p text:style-name="P27"/>
      <text:p text:style-name="P25">Responsibility:</text:p>
      <text:p text:style-name="P25"><text:tab/><text:span text:style-name="T8">Researching for online sources of new technology, translate, and content writing.</text:span></text:p>
      <text:p text:style-name="P25"><text:tab/></text:p>
      <text:p text:style-name="P25"><text:tab/></text:p>
      <text:p text:style-name="P13"><text:soft-page-break/><text:tab/></text:p>
      <text:p text:style-name="P7">FORMAL <text:s/>EDUCATION</text:p>
      <text:p text:style-name="P7"/>
      <text:p text:style-name="P8"><text:tab/>2018-Present<text:tab/><text:tab/>Majoring Computer Science at National Institute of Posts, Telecoms &amp; <text:tab/><text:tab/><text:tab/><text:tab/><text:tab/>ICT (NIPTICT)</text:p>
      <text:p text:style-name="P7"><text:span text:style-name="T4"><text:tab/>2015-2018<text:tab/></text:span><text:tab/><text:span text:style-name="T4">Graduated Bac II at Angsdok High School (Kampot Province)</text:span></text:p>
      <text:p text:style-name="P8"/>
      <text:p text:style-name="P7">OTHER TRAINING</text:p>
      <text:p text:style-name="P7"><text:tab/></text:p>
      <text:p text:style-name="P7"><text:tab/><text:span text:style-name="T6">Aug to Sep 6/2019<text:tab/>Successfully in Programming at Computer Academy STEP <text:tab/><text:tab/><text:tab/><text:tab/><text:tab/><text:tab/>Cambodia</text:span></text:p>
      <text:p text:style-name="P7"><text:span text:style-name="T6"><text:tab/>Sep 9-20/2019<text:tab/><text:tab/>Successfully </text:span><text:span text:style-name="T7">with</text:span><text:span text:style-name="T6"> </text:span><text:span text:style-name="T7">Internet of Things and Robotics at ArrowDot</text:span></text:p>
      <text:p text:style-name="P7"><text:tab/></text:p>
      <text:p text:style-name="P7"/>
      <text:p text:style-name="P7">LANGUAGE ABILITY</text:p>
      <text:p text:style-name="P7"><text:tab/></text:p>
      <text:p text:style-name="P7"><text:tab/><text:span text:style-name="T4">Khmer <text:tab/>: Mothertongue</text:span></text:p>
      <text:p text:style-name="P8"><text:tab/>English<text:tab/>: Improving speaking and listening</text:p>
      <text:p text:style-name="P8"/>
      <text:p text:style-name="P8">REFERENCES</text:p>
      <text:p text:style-name="P8"><text:tab/></text:p>
      <text:p text:style-name="P8"><text:tab/><text:span text:style-name="T14">Mr. Phan Chanraksmey</text:span></text:p>
      <text:p text:style-name="P8"><text:span text:style-name="T14"><text:tab/></text:span><text:span text:style-name="T15">Professer at National </text:span></text:p>
      <text:p text:style-name="P8"><text:tab/><text:span text:style-name="T15">Institute of Posts, Telecoms</text:span></text:p>
      <text:p text:style-name="P8"><text:tab/><text:span text:style-name="T15">and ICT (NIPTICT).</text:span></text:p>
      <text:p text:style-name="P8"><text:tab/><text:span text:style-name="T15">Email: </text:span></text:p>
      <text:p text:style-name="P8"><text:span text:style-name="T14"><text:tab/></text:span></text:p>
      <text:p text:style-name="P8"><text:tab/></text:p>
      <text:p text:style-name="P8"><text:tab/></text:p>
      <text:p text:style-name="P8"><text:tab/></text:p>
      <text:p text:style-name="P8"/>
      <text:p text:style-name="P8"><text:tab/></text:p>
      <text:p text:style-name="P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Karumbi" svg:font-family="Karumb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3T09:44:56.604447941</meta:creation-date>
    <dc:date>2019-12-23T13:28:38.316748368</dc:date>
    <meta:editing-duration>PT46M16S</meta:editing-duration>
    <meta:editing-cycles>5</meta:editing-cycles>
    <meta:generator>LibreOffice/6.3.3.2$Linux_X86_64 LibreOffice_project/30$Build-2</meta:generator>
    <meta:document-statistic meta:table-count="2" meta:image-count="0" meta:object-count="0" meta:page-count="3" meta:paragraph-count="85" meta:word-count="425" meta:character-count="2736" meta:non-whitespace-character-count="2285"/>
  </office:meta>
</office:document-meta>
</file>